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ef793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Table_20_Contents">
      <style:text-properties officeooo:rsid="001d7c75" officeooo:paragraph-rsid="001d7c75"/>
    </style:style>
    <style:style style:name="P15" style:family="paragraph" style:parent-style-name="Heading_20_1" style:master-page-name="First_20_Page">
      <style:paragraph-properties style:page-number="auto"/>
    </style:style>
    <style:style style:name="P16" style:family="paragraph" style:parent-style-name="Heading_20_1" style:master-page-name="First_20_Page">
      <style:paragraph-properties style:page-number="auto"/>
      <style:text-properties officeooo:paragraph-rsid="001df445"/>
    </style:style>
    <style:style style:name="P17" style:family="paragraph">
      <style:paragraph-properties style:writing-mode="lr-tb"/>
    </style:style>
    <style:style style:name="P18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d7c75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20f23e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07ca56"/>
    </style:style>
    <style:style style:name="T19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64680128" text:id="ct14029996468012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64679840" text:id="ct14029996467984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73223136" text:id="ct14029997322313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6" text:outline-level="1"><text:change text:change-id="ct140299964680128"/>Adopted as a 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299964679840"/><text:change-start text:change-id="ct140299973223136"/>Version History<text:change-end text:change-id="ct14029997322313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</text:span></text:span><text:span text:style-name="Page_20_Number"><text:span text:style-name="T4">8</text:span></text:span><text:span text:style-name="Page_20_Number"><text:span text:style-name="T3">, 201</text:span></text:span><text:span text:style-name="Page_20_Number"><text:span text:style-name="T4">6</text:span></text:span></text:p>
          </table:table-cell>
          <table:table-cell table:style-name="Table2.A2" office:value-type="string">
            <text:p text:style-name="Standard"/>
          </table:table-cell>
          <table:table-cell table:style-name="Table2.C2" office:value-type="string">
            <text:p text:style-name="P14">Initial version submitted for public comment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ef793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20f23e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27:41.953556933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/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8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x.x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18H52M28S</meta:editing-duration>
    <meta:generator>LibreOffice/4.4.0.3$MacOSX_X86_64 LibreOffice_project/de093506bcdc5fafd9023ee680b8c60e3e0645d7</meta:generator>
    <dc:date>2016-02-08T16:27:41.773601000</dc:date>
    <meta:printed-by>Bob Jacobsen</meta:printed-by>
    <meta:print-date>2010-09-15T08:46:04</meta:print-date>
    <meta:document-statistic meta:table-count="2" meta:image-count="1" meta:object-count="0" meta:page-count="1" meta:paragraph-count="13" meta:word-count="79" meta:character-count="473" meta:non-whitespace-character-count="400"/>
  </office:meta>
</office:document-meta>
</file>